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rame_20_contents">
      <style:text-properties fo:font-size="9pt" officeooo:paragraph-rsid="001309cd" style:font-size-asian="9pt" style:font-size-complex="9pt"/>
    </style:style>
    <style:style style:name="P2" style:family="paragraph" style:parent-style-name="Frame_20_contents">
      <style:text-properties officeooo:rsid="001309cd" officeooo:paragraph-rsid="001309cd"/>
    </style:style>
    <style:style style:name="T1" style:family="text">
      <style:text-properties officeooo:rsid="001309cd"/>
    </style:style>
    <style:style style:name="T2" style:family="text">
      <style:text-properties fo:font-size="11pt" officeooo:rsid="001309cd" style:font-size-asian="11pt" style:font-size-complex="11pt"/>
    </style:style>
    <style:style style:name="fr1" style:family="graphic" style:parent-style-name="Frame">
      <style:graphic-properties style:protect="size position" style:vertical-pos="from-top" style:vertical-rel="paragraph" style:horizontal-pos="from-left" style:horizontal-rel="paragraph" fo:padding="0cm" fo:border="none" style:shadow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Cadre1" text:anchor-type="paragraph" svg:x="9.417cm" svg:y="-0.356cm" svg:width="9.163cm" draw:z-index="0"><draw:text-box fo:min-height="0.674cm"><text:p text:style-name="P2">[nomDefunt]</text:p></draw:text-box></draw:frame><draw:frame draw:style-name="fr1" draw:name="Cadre2" text:anchor-type="paragraph" svg:x="9.451cm" svg:y="0.614cm" svg:width="9.146cm" draw:z-index="1"><draw:text-box fo:min-height="0.669cm"><text:p text:style-name="P2">[prenomDefunt]</text:p></draw:text-box></draw:frame><draw:frame draw:style-name="fr1" draw:name="Cadre3" text:anchor-type="paragraph" svg:x="9.458cm" svg:y="1.623cm" svg:width="9.156cm" draw:z-index="2"><draw:text-box fo:min-height="0.684cm"><text:p text:style-name="P2">[professionDefunt]</text:p></draw:text-box></draw:frame><draw:frame draw:style-name="fr1" draw:name="Cadre4" text:anchor-type="paragraph" svg:x="9.451cm" svg:y="2.665cm" svg:width="9.146cm" draw:z-index="3"><draw:text-box fo:min-height="0.669cm"><text:p text:style-name="P1"><text:span text:style-name="T2">Le </text:span><text:span text:style-name="T1">[dateNaissanceDefunt] </text:span><text:span text:style-name="T2">à</text:span><text:span text:style-name="T1"> [lieuNaissanceDefunt]</text:span></text:p></draw:text-box></draw:frame><draw:frame draw:style-name="fr1" draw:name="Cadre5" text:anchor-type="paragraph" svg:x="9.46cm" svg:y="3.641cm" svg:width="9.137cm" draw:z-index="4"><draw:text-box fo:min-height="0.635cm"><text:p text:style-name="P2">[domicileDefunt]</text:p></draw:text-box></draw:frame><draw:frame draw:style-name="fr1" draw:name="Cadre6" text:anchor-type="paragraph" svg:x="9.469cm" svg:y="4.717cm" svg:width="6.581cm" draw:z-index="5"><draw:text-box fo:min-height="0.667cm"><text:p text:style-name="P2">[lieuDeces]</text:p></draw:text-box></draw:frame><draw:frame draw:style-name="fr1" draw:name="Cadre7" text:anchor-type="paragraph" svg:x="16.826cm" svg:y="4.634cm" svg:width="1.87cm" draw:z-index="6"><draw:text-box fo:min-height="0.734cm"><text:p text:style-name="P2">[numActe]</text:p></draw:text-box></draw:frame><draw:frame draw:style-name="fr1" draw:name="Cadre8" text:anchor-type="paragraph" svg:x="9.451cm" svg:y="5.726cm" svg:width="6.533cm" draw:z-index="7"><draw:text-box fo:min-height="0.75cm"><text:p text:style-name="P2">[dateDeces]</text:p></draw:text-box></draw:frame><draw:frame draw:style-name="fr1" draw:name="Cadre9" text:anchor-type="paragraph" svg:x="9.103cm" svg:y="7.775cm" svg:width="6.996cm" draw:z-index="8"><draw:text-box fo:min-height="1.092cm"><text:p text:style-name="P2">[statutMatrimoniale]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oyer </meta:initial-creator>
    <meta:creation-date>2011-08-26T10:27:07</meta:creation-date>
    <meta:generator>OpenOffice.org/3.2$Linux OpenOffice.org_project/320m19$Build-9505</meta:generator>
    <dc:date>2011-09-29T10:14:01</dc:date>
    <dc:creator>boyer </dc:creator>
    <meta:editing-duration>PT00H19M06S</meta:editing-duration>
    <meta:editing-cycles>3</meta:editing-cycles>
    <meta:document-statistic meta:table-count="0" meta:image-count="0" meta:object-count="0" meta:page-count="1" meta:paragraph-count="9" meta:word-count="12" meta:character-count="158"/>
  </office:meta>
</office:document-meta>
</file>